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1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3">
            <text:p>Total estimado de nascidos vivos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2690159.34" table:style-name="ce6">
            <text:p>2.690.159</text:p>
          </table:table-cell>
          <table:table-cell office:value-type="float" office:value="2.0634999999999999" table:style-name="ce7">
            <text:p>2,06</text:p>
          </table:table-cell>
          <table:table-cell office:value-type="float" office:value="0.48641000000000001" table:style-name="ce7">
            <text:p>0,49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8">
            <text:p>Norte</text:p>
          </table:table-cell>
          <table:table-cell office:value-type="float" office:value="312050.61" table:style-name="ce6">
            <text:p>312.051</text:p>
          </table:table-cell>
          <table:table-cell office:value-type="float" office:value="7.9219999999999997" table:style-name="ce9">
            <text:p>7,92</text:p>
          </table:table-cell>
          <table:table-cell office:value-type="float" office:value="0.86480000000000001" table:style-name="ce9">
            <text:p>0,86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25575.21" table:style-name="ce11">
            <text:p>25.575</text:p>
          </table:table-cell>
          <table:table-cell office:value-type="float" office:value="0.88839999999999997" table:style-name="ce12">
            <text:p>0,89</text:p>
          </table:table-cell>
          <table:table-cell office:value-type="float" office:value="0.48565999999999998" table:style-name="ce12">
            <text:p>0,49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15864.91" table:style-name="ce11">
            <text:p>15.865</text:p>
          </table:table-cell>
          <table:table-cell office:value-type="float" office:value="6.3403999999999998" table:style-name="ce12">
            <text:p>6,34</text:p>
          </table:table-cell>
          <table:table-cell office:value-type="float" office:value="0.88815999999999995" table:style-name="ce12">
            <text:p>0,89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79214.12" table:style-name="ce11">
            <text:p>79.214</text:p>
          </table:table-cell>
          <table:table-cell office:value-type="float" office:value="9.6979000000000006" table:style-name="ce12">
            <text:p>9,70</text:p>
          </table:table-cell>
          <table:table-cell office:value-type="float" office:value="0.99997000000000003" table:style-name="ce12">
            <text:p>1,00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14077.88" table:style-name="ce11">
            <text:p>14.078</text:p>
          </table:table-cell>
          <table:table-cell office:value-type="float" office:value="17.579899999999999" table:style-name="ce12">
            <text:p>17,58</text:p>
          </table:table-cell>
          <table:table-cell office:value-type="float" office:value="1.17828" table:style-name="ce12">
            <text:p>1,18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137868.32999999999" table:style-name="ce11">
            <text:p>137.868</text:p>
          </table:table-cell>
          <table:table-cell office:value-type="float" office:value="7.7568999999999999" table:style-name="ce12">
            <text:p>7,76</text:p>
          </table:table-cell>
          <table:table-cell office:value-type="float" office:value="0.80535999999999996" table:style-name="ce12">
            <text:p>0,81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15503.76" table:style-name="ce11">
            <text:p>15.504</text:p>
          </table:table-cell>
          <table:table-cell office:value-type="float" office:value="12.6083" table:style-name="ce12">
            <text:p>12,61</text:p>
          </table:table-cell>
          <table:table-cell office:value-type="float" office:value="1.84314" table:style-name="ce12">
            <text:p>1,84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23946.41" table:style-name="ce11">
            <text:p>23.946</text:p>
          </table:table-cell>
          <table:table-cell office:value-type="float" office:value="2.8456000000000001" table:style-name="ce12">
            <text:p>2,85</text:p>
          </table:table-cell>
          <table:table-cell office:value-type="float" office:value="0.33162000000000003" table:style-name="ce12">
            <text:p>0,3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deste</text:p>
          </table:table-cell>
          <table:table-cell office:value-type="float" office:value="772019.77" table:style-name="ce13">
            <text:p>772.020</text:p>
          </table:table-cell>
          <table:table-cell office:value-type="float" office:value="2.5004" table:style-name="ce14">
            <text:p>2,50</text:p>
          </table:table-cell>
          <table:table-cell office:value-type="float" office:value="0.84075" table:style-name="ce14">
            <text:p>0,84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110549.39" table:style-name="ce11">
            <text:p>110.549</text:p>
          </table:table-cell>
          <table:table-cell office:value-type="float" office:value="5.2957000000000001" table:style-name="ce12">
            <text:p>5,30</text:p>
          </table:table-cell>
          <table:table-cell office:value-type="float" office:value="1.7072799999999999" table:style-name="ce12">
            <text:p>1,71</text:p>
          </table:table-cell>
          <table:table-cell table:number-columns-repeated="1637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45956.44" table:style-name="ce11">
            <text:p>45.956</text:p>
          </table:table-cell>
          <table:table-cell office:value-type="float" office:value="3.6587999999999998" table:style-name="ce12">
            <text:p>3,66</text:p>
          </table:table-cell>
          <table:table-cell office:value-type="float" office:value="0.55364999999999998" table:style-name="ce12">
            <text:p>0,55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121405.65" table:style-name="ce11">
            <text:p>121.406</text:p>
          </table:table-cell>
          <table:table-cell office:value-type="float" office:value="2.8439000000000001" table:style-name="ce12">
            <text:p>2,84</text:p>
          </table:table-cell>
          <table:table-cell office:value-type="float" office:value="0.96177999999999997" table:style-name="ce12">
            <text:p>0,96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43695.72" table:style-name="ce11">
            <text:p>43.696</text:p>
          </table:table-cell>
          <table:table-cell office:value-type="float" office:value="1.2672000000000001" table:style-name="ce12">
            <text:p>1,27</text:p>
          </table:table-cell>
          <table:table-cell office:value-type="float" office:value="0.58982000000000001" table:style-name="ce12">
            <text:p>0,59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55859.55" table:style-name="ce11">
            <text:p>55.860</text:p>
          </table:table-cell>
          <table:table-cell office:value-type="float" office:value="1.0125" table:style-name="ce12">
            <text:p>1,01</text:p>
          </table:table-cell>
          <table:table-cell office:value-type="float" office:value="0.42169000000000001" table:style-name="ce12">
            <text:p>0,42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127603.15" table:style-name="ce11">
            <text:p>127.603</text:p>
          </table:table-cell>
          <table:table-cell office:value-type="float" office:value="2.8010000000000002" table:style-name="ce12">
            <text:p>2,80</text:p>
          </table:table-cell>
          <table:table-cell office:value-type="float" office:value="0.82220000000000004" table:style-name="ce12">
            <text:p>0,82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49038.73" table:style-name="ce11">
            <text:p>49.039</text:p>
          </table:table-cell>
          <table:table-cell office:value-type="float" office:value="1.3983000000000001" table:style-name="ce12">
            <text:p>1,40</text:p>
          </table:table-cell>
          <table:table-cell office:value-type="float" office:value="1.0251699999999999" table:style-name="ce12">
            <text:p>1,03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31215.35" table:style-name="ce11">
            <text:p>31.215</text:p>
          </table:table-cell>
          <table:table-cell office:value-type="float" office:value="2.5318999999999998" table:style-name="ce12">
            <text:p>2,53</text:p>
          </table:table-cell>
          <table:table-cell office:value-type="float" office:value="0.41759000000000002" table:style-name="ce12">
            <text:p>0,42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186695.77" table:style-name="ce11">
            <text:p>186.696</text:p>
          </table:table-cell>
          <table:table-cell office:value-type="float" office:value="1.1493" table:style-name="ce12">
            <text:p>1,15</text:p>
          </table:table-cell>
          <table:table-cell office:value-type="float" office:value="0.53871999999999998" table:style-name="ce12">
            <text:p>0,5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Sudeste</text:p>
          </table:table-cell>
          <table:table-cell office:value-type="float" office:value="1012167.91" table:style-name="ce13">
            <text:p>1.012.168</text:p>
          </table:table-cell>
          <table:table-cell office:value-type="float" office:value="0.64570000000000005" table:style-name="ce14">
            <text:p>0,65</text:p>
          </table:table-cell>
          <table:table-cell office:value-type="float" office:value="0.20608000000000001" table:style-name="ce14">
            <text:p>0,21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243363.79" table:style-name="ce11">
            <text:p>243.364</text:p>
          </table:table-cell>
          <table:table-cell office:value-type="float" office:value="0.43959999999999999" table:style-name="ce12">
            <text:p>0,44</text:p>
          </table:table-cell>
          <table:table-cell office:value-type="float" office:value="0.39684999999999998" table:style-name="ce12">
            <text:p>0,40</text:p>
          </table:table-cell>
          <table:table-cell table:number-columns-repeated="16379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52713.67" table:style-name="ce11">
            <text:p>52.714</text:p>
          </table:table-cell>
          <table:table-cell office:value-type="float" office:value="0.97450000000000003" table:style-name="ce12">
            <text:p>0,97</text:p>
          </table:table-cell>
          <table:table-cell office:value-type="float" office:value="0.46034999999999998" table:style-name="ce12">
            <text:p>0,46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90319.18" table:style-name="ce11">
            <text:p>190.319</text:p>
          </table:table-cell>
          <table:table-cell office:value-type="float" office:value="1.2081" table:style-name="ce12">
            <text:p>1,21</text:p>
          </table:table-cell>
          <table:table-cell office:value-type="float" office:value="0.25019999999999998" table:style-name="ce12">
            <text:p>0,25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525771.27" table:style-name="ce11">
            <text:p>525.771</text:p>
          </table:table-cell>
          <table:table-cell office:value-type="float" office:value="0.50460000000000005" table:style-name="ce12">
            <text:p>0,50</text:p>
          </table:table-cell>
          <table:table-cell office:value-type="float" office:value="7.6319999999999999E-2" table:style-name="ce12">
            <text:p>0,0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Sul</text:p>
          </table:table-cell>
          <table:table-cell office:value-type="float" office:value="363714.41" table:style-name="ce13">
            <text:p>363.714</text:p>
          </table:table-cell>
          <table:table-cell office:value-type="float" office:value="0.31680000000000003" table:style-name="ce14">
            <text:p>0,32</text:p>
          </table:table-cell>
          <table:table-cell office:value-type="float" office:value="0.20054" table:style-name="ce14">
            <text:p>0,20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142542.68" table:style-name="ce11">
            <text:p>142.543</text:p>
          </table:table-cell>
          <table:table-cell office:value-type="float" office:value="0.27479999999999999" table:style-name="ce12">
            <text:p>0,27</text:p>
          </table:table-cell>
          <table:table-cell office:value-type="float" office:value="0.38352000000000003" table:style-name="ce12">
            <text:p>0,38</text:p>
          </table:table-cell>
          <table:table-cell table:number-columns-repeated="16379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96666.53" table:style-name="ce11">
            <text:p>96.667</text:p>
          </table:table-cell>
          <table:table-cell office:value-type="float" office:value="0.3543" table:style-name="ce12">
            <text:p>0,35</text:p>
          </table:table-cell>
          <table:table-cell office:value-type="float" office:value="0.13295999999999999" table:style-name="ce12">
            <text:p>0,13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124505.2" table:style-name="ce11">
            <text:p>124.505</text:p>
          </table:table-cell>
          <table:table-cell office:value-type="float" office:value="0.33589999999999998" table:style-name="ce12">
            <text:p>0,34</text:p>
          </table:table-cell>
          <table:table-cell office:value-type="float" office:value="4.3529999999999999E-2" table:style-name="ce12">
            <text:p>0,0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Centro-Oeste</text:p>
          </table:table-cell>
          <table:table-cell office:value-type="float" office:value="230114.64" table:style-name="ce13">
            <text:p>230.115</text:p>
          </table:table-cell>
          <table:table-cell office:value-type="float" office:value="1.6503000000000001" table:style-name="ce14">
            <text:p>1,65</text:p>
          </table:table-cell>
          <table:table-cell office:value-type="float" office:value="0.42963000000000001" table:style-name="ce14">
            <text:p>0,43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42263.09" table:style-name="ce11">
            <text:p>42.263</text:p>
          </table:table-cell>
          <table:table-cell office:value-type="float" office:value="0.97740000000000005" table:style-name="ce12">
            <text:p>0,98</text:p>
          </table:table-cell>
          <table:table-cell office:value-type="float" office:value="0.2321" table:style-name="ce12">
            <text:p>0,23</text:p>
          </table:table-cell>
          <table:table-cell table:number-columns-repeated="16379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58425.71" table:style-name="ce11">
            <text:p>58.426</text:p>
          </table:table-cell>
          <table:table-cell office:value-type="float" office:value="3.2909000000000002" table:style-name="ce12">
            <text:p>3,29</text:p>
          </table:table-cell>
          <table:table-cell office:value-type="float" office:value="0.95626999999999995" table:style-name="ce12">
            <text:p>0,96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91395.62" table:style-name="ce11">
            <text:p>91.396</text:p>
          </table:table-cell>
          <table:table-cell office:value-type="float" office:value="1.4701" table:style-name="ce12">
            <text:p>1,47</text:p>
          </table:table-cell>
          <table:table-cell office:value-type="float" office:value="0.29282000000000002" table:style-name="ce12">
            <text:p>0,29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38030.22" table:style-name="ce11">
            <text:p>38.030</text:p>
          </table:table-cell>
          <table:table-cell office:value-type="float" office:value="0.31080000000000002" table:style-name="ce12">
            <text:p>0,31</text:p>
          </table:table-cell>
          <table:table-cell office:value-type="float" office:value="0.16886000000000001" table:style-name="ce12">
            <text:p>0,17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Luiz Fernando Lima Costa</meta:initial-creator>
    <dc:creator>Rafa Herzog</dc:creator>
    <meta:creation-date>2019-11-22T18:56:01Z</meta:creation-date>
    <dc:date>2024-04-01T02:30:04Z</dc:date>
  </office:meta>
</office:document-meta>
</file>